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rsid="00144bbe" officeooo:paragraph-rsid="00144bbe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style:text-position="super 58%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ssignment – Case Study pre-analysis</text:span></text:p>
      <text:p text:style-name="P3"><text:span text:style-name="T2">Team size: 5</text:span></text:p>
      <text:p text:style-name="P3"><text:span text:style-name="T2">Domains: They can pick any – water, pollution, transport, agriculture, etc.,</text:span></text:p>
      <text:p text:style-name="Standard"><text:span text:style-name="T1">Marks: 15</text:span></text:p>
      <text:p text:style-name="Standard"><text:span text:style-name="T1">Part 1 (Due 7</text:span><text:span text:style-name="T3">th</text:span><text:span text:style-name="T1"> of Feb)</text:span></text:p>
      <text:list xml:id="list2158402988" text:style-name="WWNum1">
        <text:list-item>
          <text:p text:style-name="P1"><text:span text:style-name="T1">Describe the problem statement considered? For example – why are major issues with agriculture? ( At least 500-600 words).</text:span></text:p>
        </text:list-item>
        <text:list-item>
          <text:p text:style-name="P1"><text:span text:style-name="T1">What type of technology is currently being used? (500 words min)</text:span></text:p>
        </text:list-item>
        <text:list-item>
          <text:p text:style-name="P1"><text:span text:style-name="T1">Why do you think IoT can be a possible solution?</text:span></text:p>
        </text:list-item>
      </text:list>
      <text:p text:style-name="P4"/>
      <text:p text:style-name="Standard"><text:span text:style-name="T1">Part 2 (Due 28</text:span><text:span text:style-name="T3">th</text:span><text:span text:style-name="T1"> of Feb) </text:span></text:p>
      <text:list xml:id="list3027659389" text:style-name="WWNum2">
        <text:list-item>
          <text:p text:style-name="P2"><text:span text:style-name="T1">Design a feasible IoT architecture?</text:span></text:p>
        </text:list-item>
        <text:list-item>
          <text:p text:style-name="P2"><text:span text:style-name="T1">Identify the data analysis (edge or cloud)?</text:span></text:p>
        </text:list-item>
        <text:list-item>
          <text:p text:style-name="P2"><text:span text:style-name="T1">Identify the type of sensors?</text:span></text:p>
        </text:list-item>
      </text:list>
      <text:p text:style-name="P5">Part 3</text:p>
      <text:p text:style-name="P5">lay a plan for how you plan your edge/cloud/fog computing for your data processing in the selected assignment domain.</text:p>
      <text:p text:style-name="P5">Give details on what type of data you will collect, what you process in them, and the gains of processing the obtained data.<text:line-break/>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272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272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27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272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272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272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272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2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854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854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854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854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854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854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85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85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8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vita Vemuri</meta:initial-creator>
    <meta:editing-cycles>4</meta:editing-cycles>
    <meta:creation-date>2024-02-01T06:02:00</meta:creation-date>
    <dc:date>2024-05-28T13:37:26.773441155</dc:date>
    <meta:editing-duration>PT8M58S</meta:editing-duration>
    <meta:generator>LibreOffice/7.3.7.2$Linux_X86_64 LibreOffice_project/30$Build-2</meta:generator>
    <meta:document-statistic meta:table-count="0" meta:image-count="0" meta:object-count="0" meta:page-count="1" meta:paragraph-count="15" meta:word-count="137" meta:character-count="782" meta:non-whitespace-character-count="661"/>
    <meta:user-defined meta:name="AppVersion">16.0000</meta:user-defined>
    <meta:template xlink:type="simple" xlink:actuate="onRequest" xlink:title="Normal" xlink:href=""/>
  </office:meta>
</office:document-meta>
</file>